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0605" officeooo:paragraph-rsid="000b0605"/>
    </style:style>
    <style:style style:name="P2" style:family="paragraph" style:parent-style-name="Standard">
      <style:paragraph-properties fo:text-align="center" style:justify-single-word="false"/>
      <style:text-properties fo:font-size="14pt" officeooo:rsid="000b0605" officeooo:paragraph-rsid="000b0605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ReV – Projet 2017P partie 2</text:p>
      <text:p text:style-name="Standard"/>
      <text:p text:style-name="P1">Objectif : programmez un environnement 3d constitué de 5 tableaux, placés sur les murs d'une salle rectangulaire. Dans cet environnement un guide virtuel vient chercher un visiteur (l'utilisateur) et le guide vers chacun des 5 tableaux. Devant chaque tableau un temps d'attente est observé. Si le visiteur s'éloigne trop le guide l'attend ou le ramène à l'ordre.</text:p>
      <text:p text:style-name="P1"/>
      <text:p text:style-name="P1">Pour ce développement utilisez le steering et un contrôle par automate.</text:p>
      <text:p text:style-name="P1"/>
      <text:p text:style-name="P1">Exercice 1 : le guide se déplace seul</text:p>
      <text:p text:style-name="P1"/>
      <text:p text:style-name="P1">Exercice 2 : le guide tient compte de l'utilisateur (attente)</text:p>
      <text:p text:style-name="P1"/>
      <text:p text:style-name="P1">Exercice 3 : idem + comportement « mécontent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2:40:24.260263093</meta:creation-date>
    <dc:date>2017-06-09T12:45:00.502505097</dc:date>
    <meta:editing-duration>P0D</meta:editing-duration>
    <meta:editing-cycles>1</meta:editing-cycles>
    <meta:document-statistic meta:table-count="0" meta:image-count="0" meta:object-count="0" meta:page-count="1" meta:paragraph-count="6" meta:word-count="100" meta:character-count="605" meta:non-whitespace-character-count="510"/>
    <meta:generator>LibreOffice/4.2.8.2$Linux_X86_64 LibreOffice_project/420$Build-2</meta:generator>
  </office:meta>
</office:document-meta>
</file>